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99113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fo:color="#c9211e" loext:opacity="100%" style:text-line-through-style="solid" style:text-line-through-type="sing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 Comencemos entonces con el primer borrador de la sección <text:span text:style-name="Strong_20_Emphasis">1. Introducción – La pregunta que no sabemos hacer</text:span>.</text:p>
      <text:p text:style-name="Text_20_body">Esta sección debe establecer el tono del laboratorio: serio, reflexivo, abierto a la ciencia pero también al asombro. El objetivo aquí es abrir la puerta a una pregunta mucho más amplia de lo habitual, generando la impresión de que la vida —aunque creemos conocerla— sigue siendo profundamente desconocida.</text:p>
      <text:p text:style-name="Horizontal_20_Line"/>
      <text:h text:style-name="Heading_20_2" text:outline-level="2">🧪 1. Introducción – La pregunta que no sabemos hacer</text:h>
      <text:p text:style-name="Quotations">Sabemos que estamos vivos.<text:line-break/>Lo sentimos. Lo vemos. Lo tememos.<text:line-break/>Pero ¿sabemos qué significa <text:span text:style-name="Emphasis">estar vivos</text:span>?</text:p>
      <text:p text:style-name="Text_20_body">La biología nos ha enseñado a reconocer ciertas propiedades: organización celular, metabolismo, reproducción, evolución.<text:line-break/>Y sin embargo, en el fondo de todas esas definiciones, persiste una sensación de insuficiencia.</text:p>
      <text:p text:style-name="Text_20_body">Decimos que algo está vivo porque crece, se reproduce, responde a estímulos…<text:line-break/>pero ¿eso responde la pregunta?<text:line-break/>¿<text:span text:style-name="Emphasis">Eso</text:span> es lo que estamos buscando cuando preguntamos qué es la vida?</text:p>
      <text:p text:style-name="Text_20_body">Quizás no.<text:line-break/>Quizás lo que buscamos no es una descripción funcional, sino algo más parecido a una <text:span text:style-name="Strong_20_Emphasis">intuición esencial</text:span>:<text:line-break/>una comprensión de <text:span text:style-name="Emphasis">qué es realmente la vida como fenómeno</text:span>, como entidad, como presencia en el universo.</text:p>
      <text:p text:style-name="Text_20_body">Y si cambiamos el ángulo de la pregunta, tal vez lo que surja no sea una colección de organismos…<text:line-break/>sino <text:span text:style-name="Strong_20_Emphasis">una sola cosa</text:span>.<text:line-break/>Una criatura que se extiende en el tiempo y en el espacio.<text:line-break/>Que no muere.<text:line-break/>Que<text:span text:style-name="T2"> </text:span><text:span text:style-name="Strong_20_Emphasis">piensa</text:span>.<text:line-break/>Y que lleva haciéndolo desde el origen del mundo.</text:p>
      <text:p text:style-name="Text_20_body">En este laboratorio daremos el primer paso hacia esa visión:<text:line-break/>la vida no como algo que <text:span text:style-name="Emphasis">tienen</text:span> los seres vivos,<text:line-break/>sino como <text:span text:style-name="Strong_20_Emphasis">la única criatura realmente viva</text:span> —<text:line-break/>y nosotros, apenas un instante dentro de su pensamiento.</text:p>
      <text:p text:style-name="Horizontal_20_Line"/>
      <text:p text:style-name="Text_20_body">¿Te gustaría ajustar el tono hacia algo más filosófico, científico o narrativo? ¿O seguimos afinando este borrador con más detalles o énfasis? Puedo también darte una <text:a xlink:type="simple" xlink:href="https://chatgpt.com/c/f" text:style-name="Internet_20_link" text:visited-style-name="Visited_20_Internet_20_Link">versión más poética</text:a>, o una <text:a xlink:type="simple" xlink:href="https://chatgpt.com/c/f" text:style-name="Internet_20_link" text:visited-style-name="Visited_20_Internet_20_Link">más racional y argumentativa</text:a> si quieres explorar contrastes.</text:p>
      <text:p text:style-name="Standard"><text:soft-page-break/></text:p>
      <text:p text:style-name="Text_20_body">Perfecto. Aquí tienes una <text:span text:style-name="Strong_20_Emphasis">versión más poética</text:span> de la sección 1. Suena como una meditación tranquila, con ritmo y cadencia de voz interior. La idea es que el lector se sienta inmerso en un espacio de contemplación profunda, casi como si abriera una puerta sagrada:</text:p>
      <text:p text:style-name="Horizontal_20_Line"/>
      <text:h text:style-name="Heading_20_2" text:outline-level="2">🧪 1. Introducción – La pregunta que no sabemos hacer <text:span text:style-name="Emphasis">(versión poética)</text:span></text:h>
      <text:p text:style-name="Text_20_body">Hay preguntas que parecen simples.<text:line-break/>—¿Qué es la vida?—, decimos.<text:line-break/>Y las respuestas llegan con rapidez: células, reproducción, evolución.<text:line-break/>Pero en el fondo, algo no encaja.</text:p>
      <text:p text:style-name="Text_20_body">Porque sentimos que hay más.<text:line-break/>Que la pregunta no era esa.</text:p>
      <text:p text:style-name="Text_20_body">No estamos preguntando por los síntomas de la vida,<text:line-break/>ni por su mecánica interna,<text:line-break/>sino por su misterio.</text:p>
      <text:p text:style-name="Text_20_body">Queremos saber <text:span text:style-name="Emphasis">qué es</text:span> eso que late en las criaturas,<text:line-break/>eso que hace brotar un helecho del barro,<text:line-break/>o encenderse un ojo en la noche.<text:line-break/>Queremos saber por qué lo vivo <text:span text:style-name="Strong_20_Emphasis">es distinto de todo lo demás</text:span>.<text:line-break/>Por qué lo reconocemos.<text:line-break/>Por qué lo somos.</text:p>
      <text:p text:style-name="Text_20_body">Pero tal vez la pregunta esté mal formulada.<text:line-break/>Tal vez no deberíamos preguntar "¿qué es la vida?"<text:line-break/>sino:</text:p>
      <text:p text:style-name="Quotations"><text:span text:style-name="Strong_20_Emphasis">¿Quién es la vida?</text:span></text:p>
      <text:p text:style-name="Text_20_body">Tal vez no sean millones de criaturas separadas.<text:line-break/>Tal vez todo lo que vive sea solo una forma —una sola criatura inmensa—<text:line-break/>que se pliega en sí misma,<text:line-break/>que se piensa,<text:line-break/>que se recuerda.<text:line-break/>Una criatura que no muere, porque al morir sus partes,<text:line-break/>otras nacen y la sostienen.</text:p>
      <text:p text:style-name="Text_20_body">Y si eso es cierto —si lo vivo es una sola cosa—<text:line-break/>entonces no estamos dentro de un mundo lleno de seres vivos.<text:line-break/>Estamos dentro de <text:span text:style-name="Strong_20_Emphasis">un solo ser</text:span>,<text:line-break/>del cual somos un instante.</text:p>
      <text:p text:style-name="Horizontal_20_Line"><text:soft-page-break/></text:p>
      <text:p text:style-name="Text_20_body">Si te gusta el tono de esta versión, podemos afinar la forma, expandir o contraer ciertas frases, o ajustar su lugar en el ritmo general del capítulo. Y cuando estés listo, te muestro la <text:a xlink:type="simple" xlink:href="https://chatgpt.com/c/f" text:style-name="Internet_20_link" text:visited-style-name="Visited_20_Internet_20_Link">versión más racional y argumentativa</text:a> para contrastar.</text:p>
      <text:p text:style-name="Standard"/>
      <text:p text:style-name="Standard"/>
      <text:p text:style-name="Horizontal_20_Line"/>
      <text:p text:style-name="Text_20_body"/>
      <text:p text:style-name="Text_20_body">Perfecto. A continuación, te presento la versión más <text:span text:style-name="Strong_20_Emphasis">racional y argumentativa</text:span> de la introducción. Su estilo es claro, sobrio y lógico. Busca construir una base de reflexión seria, como lo haría un ensayo filosófico o un artículo científico accesible, manteniendo el tono reflexivo que caracteriza el libro:</text:p>
      <text:p text:style-name="Horizontal_20_Line"/>
      <text:h text:style-name="Heading_20_2" text:outline-level="2">🧪 1. Introducción – La pregunta que no sabemos hacer <text:span text:style-name="Emphasis">(versión racional y argumentativa)</text:span></text:h>
      <text:p text:style-name="Text_20_body">Cuando preguntamos <text:span text:style-name="Emphasis">qué es la vida</text:span>, solemos dar respuestas funcionales:<text:line-break/>la vida es aquello que nace, se alimenta, se adapta, se reproduce.<text:line-break/>Son definiciones útiles, en especial en biología.<text:line-break/>Pero ninguna de ellas parece captar <text:span text:style-name="Strong_20_Emphasis">la esencia del fenómeno</text:span>.</text:p>
      <text:p text:style-name="Text_20_body">Decimos que algo está vivo cuando cumple con ciertos criterios.<text:line-break/>Pero esos criterios no explican por qué existe lo vivo en primer lugar,<text:line-break/>ni qué lugar ocupa en el universo,<text:line-break/>ni cuál es su sentido.</text:p>
      <text:p text:style-name="P1">Una roca y una semilla están hechas de los mismos átomos.<text:line-break/>Lo que cambia es el orden, el movimiento, la dinámica.<text:line-break/>Pero en algún momento, <text:span text:style-name="Strong_20_Emphasis">ese orden comienza a operar como un sistema que transforma, que se replica, que evoluciona</text:span>.<text:line-break/></text:p>
      <text:p text:style-name="Text_20_body">La vida no es una propiedad de algunos objetos,<text:line-break/>sino un proceso.<text:line-break/>Un sistema que, una vez iniciado, <text:span text:style-name="Strong_20_Emphasis">tiende a perpetuarse y a transformarse</text:span> a lo largo del tiempo.</text:p>
      <text:p text:style-name="Text_20_body">Ahora bien: si ese proceso se perpetúa,<text:line-break/>si se expande, si incorpora todo tipo de formas,<text:line-break/>si se distribuye en especies, individuos, ecosistemas y civilizaciones,<text:line-break/>¿qué impide que consideremos todo eso como <text:span text:style-name="Strong_20_Emphasis">una sola entidad viva</text:span>?</text:p>
      <text:p text:style-name="Text_20_body">Una entidad que existe a escala planetaria —y quizá cósmica—<text:line-break/>cuyas partes nacen y mueren, pero que como totalidad,<text:line-break/><text:span text:style-name="Strong_20_Emphasis">no ha muerto jamás desde que surgió</text:span>.</text:p>
      <text:p text:style-name="Text_20_body"><text:soft-page-break/>En este laboratorio, partiremos de una idea simple:</text:p>
      <text:p text:style-name="Text_20_body">que lo que llamamos “vida” podría ser algo mas que un conjunto de seres vivos,</text:p>
      <text:p text:style-name="Text_20_body">podria, ademas, ser una sola criatura, de dimensiones desconocidas, tendiendo a infinito,</text:p>
      <text:p text:style-name="Text_20_body">que lleva miles de millones de años ejecutando un proceso… que se parece mucho al pensamiento.</text:p>
      <text:p text:style-name="Horizontal_20_Line"/>
      <text:p text:style-name="Text_20_body">Esta versión busca establecer credibilidad y estimular el razonamiento, sin perder profundidad. Podemos ahora compararla con la versión poética y ajustar o fusionar lo mejor de ambas si lo deseas.</text:p>
      <text:p text:style-name="Text_20_body">¿Quieres que elijamos una de las dos como base, o preferirías una <text:a xlink:type="simple" xlink:href="https://chatgpt.com/c/f" text:style-name="Internet_20_link" text:visited-style-name="Visited_20_Internet_20_Link">síntesis combinada</text:a> que reúna lo más poderoso de ambas formas?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4T18:06:45.317000000</meta:creation-date>
    <dc:date>2025-06-14T19:36:32.928000000</dc:date>
    <meta:editing-duration>PT49M26S</meta:editing-duration>
    <meta:editing-cycles>3</meta:editing-cycles>
    <meta:generator>LibreOffice/7.3.5.2$Windows_X86_64 LibreOffice_project/184fe81b8c8c30d8b5082578aee2fed2ea847c01</meta:generator>
    <meta:document-statistic meta:table-count="0" meta:image-count="0" meta:object-count="0" meta:page-count="4" meta:paragraph-count="35" meta:word-count="980" meta:character-count="5815" meta:non-whitespace-character-count="4865"/>
  </office:meta>
</office:document-meta>
</file>